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0000001550000007E5B55DA8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Bitstream Vera Sans" svg:font-family="'Bitstream Vera Sans'" style:font-pitch="variable"/>
    <style:font-face style:name="Bitstream Vera Serif1" svg:font-family="'Bitstream Vera Serif'" style:font-adornments="Fett" style:font-pitch="variable"/>
    <style:font-face style:name="Bitstream Vera Serif2" svg:font-family="'Bitstream Vera Serif'" style:font-adornments="Fett Kursiv" style:font-pitch="variable"/>
    <style:font-face style:name="Bitstream Vera Serif" svg:font-family="'Bitstream Vera Serif'" style:font-adornments="Standard" style:font-pitch="variable"/>
    <style:font-face style:name="Lucidasans" svg:font-family="Lucidasans" style:font-pitch="variable"/>
    <style:font-face style:name="Mincho" svg:font-family="Mincho" style:font-pitch="variable"/>
    <style:font-face style:name="Arial" svg:font-family="Arial" style:font-family-generic="swiss" style:font-pitch="variable"/>
  </office:font-face-decls>
  <office:automatic-styles>
    <style:style style:name="Tabelle4" style:family="table">
      <style:table-properties style:width="16.999cm" table:align="margins" style:writing-mode="lr-tb"/>
    </style:style>
    <style:style style:name="Tabelle4.A" style:family="table-column">
      <style:table-column-properties style:column-width="8.498cm" style:rel-column-width="32767*"/>
    </style:style>
    <style:style style:name="Tabelle4.B" style:family="table-column">
      <style:table-column-properties style:column-width="8.5cm" style:rel-column-width="32768*"/>
    </style:style>
    <style:style style:name="Tabelle4.A1" style:family="table-cell">
      <style:table-cell-properties fo:padding="0.22cm" fo:border-left="0.002cm solid #000000" fo:border-right="none" fo:border-top="0.002cm solid #000000" fo:border-bottom="0.002cm solid #000000"/>
    </style:style>
    <style:style style:name="Tabelle4.B1" style:family="table-cell">
      <style:table-cell-properties fo:padding="0.22cm" fo:border="0.002cm solid #000000"/>
    </style:style>
    <style:style style:name="Tabelle4.A2" style:family="table-cell">
      <style:table-cell-properties fo:padding="0.22cm" fo:border-left="0.002cm solid #000000" fo:border-right="none" fo:border-top="none" fo:border-bottom="0.002cm solid #000000"/>
    </style:style>
    <style:style style:name="Tabelle4.B2" style:family="table-cell">
      <style:table-cell-properties fo:padding="0.22cm" fo:border-left="0.002cm solid #000000" fo:border-right="0.002cm solid #000000" fo:border-top="none" fo:border-bottom="0.002cm solid #000000"/>
    </style:style>
    <style:style style:name="Tabelle5" style:family="table">
      <style:table-properties style:width="16.512cm" fo:margin-left="0.159cm" fo:margin-right="0.328cm" table:align="margins" style:writing-mode="lr-tb"/>
    </style:style>
    <style:style style:name="Tabelle5.A" style:family="table-column">
      <style:table-column-properties style:column-width="1.189cm" style:rel-column-width="4719*"/>
    </style:style>
    <style:style style:name="Tabelle5.B" style:family="table-column">
      <style:table-column-properties style:column-width="2.619cm" style:rel-column-width="10398*"/>
    </style:style>
    <style:style style:name="Tabelle5.C" style:family="table-column">
      <style:table-column-properties style:column-width="2.223cm" style:rel-column-width="8822*"/>
    </style:style>
    <style:style style:name="Tabelle5.D" style:family="table-column">
      <style:table-column-properties style:column-width="2.604cm" style:rel-column-width="10335*"/>
    </style:style>
    <style:style style:name="Tabelle5.E" style:family="table-column">
      <style:table-column-properties style:column-width="4.189cm" style:rel-column-width="16630*"/>
    </style:style>
    <style:style style:name="Tabelle5.F" style:family="table-column">
      <style:table-column-properties style:column-width="3.687cm" style:rel-column-width="14631*"/>
    </style:style>
    <style:style style:name="Tabelle5.A1" style:family="table-cell">
      <style:table-cell-properties style:vertical-align="middle" fo:padding="0.22cm" fo:border-left="0.002cm solid #000000" fo:border-right="none" fo:border-top="0.002cm solid #000000" fo:border-bottom="0.002cm solid #000000"/>
    </style:style>
    <style:style style:name="Tabelle5.F1" style:family="table-cell">
      <style:table-cell-properties style:vertical-align="middle" fo:padding="0.22cm" fo:border="0.002cm solid #000000"/>
    </style:style>
    <style:style style:name="Tabelle5.A2" style:family="table-cell">
      <style:table-cell-properties style:vertical-align="top" fo:padding="0.22cm" fo:border-left="0.002cm solid #000000" fo:border-right="none" fo:border-top="none" fo:border-bottom="0.002cm solid #000000"/>
    </style:style>
    <style:style style:name="Tabelle5.F2" style:family="table-cell">
      <style:table-cell-properties style:vertical-align="top" fo:padding="0.22cm" fo:border-left="0.002cm solid #000000" fo:border-right="0.002cm solid #000000" fo:border-top="none" fo:border-bottom="0.002cm solid #000000"/>
    </style:style>
    <style:style style:name="Tabelle5.A5" style:family="table-cell" style:data-style-name="N0">
      <style:table-cell-properties style:vertical-align="bottom" fo:padding="0.22cm" fo:border-left="0.002cm solid #000000" fo:border-right="none" fo:border-top="none" fo:border-bottom="0.002cm solid #000000"/>
    </style:style>
    <style:style style:name="Tabelle5.B5" style:family="table-cell" style:data-style-name="N37">
      <style:table-cell-properties style:vertical-align="top" fo:padding="0.22cm" fo:border-left="0.002cm solid #000000" fo:border-right="none" fo:border-top="none" fo:border-bottom="0.002cm solid #000000"/>
    </style:style>
    <style:style style:name="Tabelle1" style:family="table">
      <style:table-properties style:width="16.999cm" table:align="margins"/>
    </style:style>
    <style:style style:name="Tabelle1.A" style:family="table-column">
      <style:table-column-properties style:column-width="5.108cm" style:rel-column-width="19695*"/>
    </style:style>
    <style:style style:name="Tabelle1.B" style:family="table-column">
      <style:table-column-properties style:column-width="11.89cm" style:rel-column-width="45840*"/>
    </style:style>
    <style:style style:name="Tabelle1.A1" style:family="table-cell">
      <style:table-cell-properties fo:padding="0.22cm" fo:border-left="0.002cm solid #000000" fo:border-right="none" fo:border-top="0.002cm solid #000000" fo:border-bottom="0.002cm solid #000000"/>
    </style:style>
    <style:style style:name="Tabelle1.B1" style:family="table-cell">
      <style:table-cell-properties fo:padding="0.22cm" fo:border="0.002cm solid #000000"/>
    </style:style>
    <style:style style:name="Tabelle1.A2" style:family="table-cell">
      <style:table-cell-properties fo:padding="0.22cm" fo:border-left="0.002cm solid #000000" fo:border-right="none" fo:border-top="none" fo:border-bottom="0.002cm solid #000000"/>
    </style:style>
    <style:style style:name="Tabelle1.B2" style:family="table-cell">
      <style:table-cell-properties fo:padding="0.22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108cm" style:rel-column-width="19695*"/>
    </style:style>
    <style:style style:name="Tabelle2.B" style:family="table-column">
      <style:table-column-properties style:column-width="11.89cm" style:rel-column-width="45840*"/>
    </style:style>
    <style:style style:name="Tabelle2.A1" style:family="table-cell">
      <style:table-cell-properties fo:padding="0.22cm" fo:border-left="0.002cm solid #000000" fo:border-right="none" fo:border-top="0.002cm solid #000000" fo:border-bottom="0.002cm solid #000000"/>
    </style:style>
    <style:style style:name="Tabelle2.B1" style:family="table-cell">
      <style:table-cell-properties fo:padding="0.22cm" fo:border="0.002cm solid #000000"/>
    </style:style>
    <style:style style:name="Tabelle2.A2" style:family="table-cell">
      <style:table-cell-properties fo:padding="0.22cm" fo:border-left="0.002cm solid #000000" fo:border-right="none" fo:border-top="none" fo:border-bottom="0.002cm solid #000000"/>
    </style:style>
    <style:style style:name="Tabelle2.B2" style:family="table-cell">
      <style:table-cell-properties fo:padding="0.22cm" fo:border-left="0.002cm solid #000000" fo:border-right="0.002cm solid #000000" fo:border-top="none" fo:border-bottom="0.002cm solid #000000"/>
    </style:style>
    <style:style style:name="P1" style:family="paragraph" style:parent-style-name="Dokumentinfos" style:master-page-name="">
      <style:paragraph-properties fo:margin-top="0.101cm" fo:margin-bottom="0.101cm" fo:background-color="transparent" fo:padding="0cm" fo:border="none" style:shadow="none">
        <style:background-image/>
      </style:paragraph-properties>
    </style:style>
    <style:style style:name="P2" style:family="paragraph" style:parent-style-name="Dokumentinfos">
      <style:paragraph-properties fo:margin-top="0.101cm" fo:margin-bottom="0.101cm" fo:background-color="transparent" fo:padding="0cm" fo:border="none" style:shadow="none">
        <style:background-image/>
      </style:paragraph-properties>
    </style:style>
    <style:style style:name="P3" style:family="paragraph" style:parent-style-name="Aenderungsverzeichnis">
      <style:paragraph-properties fo:break-before="pag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paragraph-properties fo:break-before="page"/>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suffix=" "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suffix=" "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text:title>Projektname</text:title></text:p>
      <text:p text:style-name="Subtitle"><text:subject>Spezifikation Gesamtsystem</text:subject></text:p>
      <text:p text:style-name="Standard"/>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Projektbezeichnung</text:p>
            </table:table-cell>
            <table:table-cell table:style-name="Tabelle4.B1" office:value-type="string">
              <text:p text:style-name="P2"><text:title>Projektname</text:title></text:p>
            </table:table-cell>
          </table:table-row>
        </table:table-header-rows>
        <table:table-row>
          <table:table-cell table:style-name="Tabelle4.A2" office:value-type="string">
            <text:p text:style-name="P2">Verantwortlich AG</text:p>
          </table:table-cell>
          <table:table-cell table:style-name="Tabelle4.B2" office:value-type="string">
            <text:p text:style-name="P2"/>
          </table:table-cell>
        </table:table-row>
        <table:table-row>
          <table:table-cell table:style-name="Tabelle4.A2" office:value-type="string">
            <text:p text:style-name="P2">Verantwortlich AN</text:p>
          </table:table-cell>
          <table:table-cell table:style-name="Tabelle4.B2" office:value-type="string">
            <text:p text:style-name="P2"/>
          </table:table-cell>
        </table:table-row>
        <table:table-row>
          <table:table-cell table:style-name="Tabelle4.A2" office:value-type="string">
            <text:p text:style-name="P2">Autor</text:p>
          </table:table-cell>
          <table:table-cell table:style-name="Tabelle4.B2" office:value-type="string">
            <text:p text:style-name="P2"/>
          </table:table-cell>
        </table:table-row>
        <table:table-row>
          <table:table-cell table:style-name="Tabelle4.A2" office:value-type="string">
            <text:p text:style-name="P2">Verteiler</text:p>
          </table:table-cell>
          <table:table-cell table:style-name="Tabelle4.B2" office:value-type="string">
            <text:p text:style-name="P2"/>
          </table:table-cell>
        </table:table-row>
        <table:table-row>
          <table:table-cell table:style-name="Tabelle4.A2" office:value-type="string">
            <text:p text:style-name="P2">Erstellt am</text:p>
          </table:table-cell>
          <table:table-cell table:style-name="Tabelle4.B2" office:value-type="string">
            <text:p text:style-name="P2">tt.mm.yyyy</text:p>
          </table:table-cell>
        </table:table-row>
        <table:table-row>
          <table:table-cell table:style-name="Tabelle4.A2" office:value-type="string">
            <text:p text:style-name="P2">Status</text:p>
          </table:table-cell>
          <table:table-cell table:style-name="Tabelle4.B2" office:value-type="string">
            <text:p text:style-name="P2">in Bearbeitung ( )</text:p>
            <text:p text:style-name="P2">vorgelegt ()</text:p>
            <text:p text:style-name="P2">abgenommen ()</text:p>
          </table:table-cell>
        </table:table-row>
        <table:table-row>
          <table:table-cell table:style-name="Tabelle4.A2" office:value-type="string">
            <text:p text:style-name="P2">Zuletzt geändert</text:p>
          </table:table-cell>
          <table:table-cell table:style-name="Tabelle4.B2" office:value-type="string">
            <text:p text:style-name="P2"/>
          </table:table-cell>
        </table:table-row>
        <table:table-row>
          <table:table-cell table:style-name="Tabelle4.A2" office:value-type="string">
            <text:p text:style-name="P2">Dokumentablage</text:p>
          </table:table-cell>
          <table:table-cell table:style-name="Tabelle4.B2" office:value-type="string">
            <text:p text:style-name="P2"><text:file-name text:display="full"/></text:p>
          </table:table-cell>
        </table:table-row>
        <table:table-row>
          <table:table-cell table:style-name="Tabelle4.A2" office:value-type="string">
            <text:p text:style-name="P2">Version</text:p>
          </table:table-cell>
          <table:table-cell table:style-name="Tabelle4.B2" office:value-type="string">
            <text:p text:style-name="P2">1.<text:editing-cycles>2</text:editing-cycles></text:p>
          </table:table-cell>
        </table:table-row>
      </table:table>
      <text:p text:style-name="Standard"/>
      <text:p text:style-name="P3">Änderungsverzeichnis</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Table_20_Heading">Nr.</text:p>
          </table:table-cell>
          <table:table-cell table:style-name="Tabelle5.A1" office:value-type="string">
            <text:p text:style-name="Table_20_Heading">Datum</text:p>
          </table:table-cell>
          <table:table-cell table:style-name="Tabelle5.A1" office:value-type="string">
            <text:p text:style-name="Table_20_Heading">Version</text:p>
          </table:table-cell>
          <table:table-cell table:style-name="Tabelle5.A1" office:value-type="string">
            <text:p text:style-name="Table_20_Heading">Kapitel</text:p>
          </table:table-cell>
          <table:table-cell table:style-name="Tabelle5.A1" office:value-type="string">
            <text:p text:style-name="Table_20_Heading">Bemerkung</text:p>
          </table:table-cell>
          <table:table-cell table:style-name="Tabelle5.F1" office:value-type="string">
            <text:p text:style-name="Table_20_Heading">Autor</text:p>
          </table:table-cell>
        </table:table-row>
        <table:table-row>
          <table:table-cell table:style-name="Tabelle5.A2" office:value-type="string">
            <text:p text:style-name="Table_20_Contents">1</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F2" office:value-type="string">
            <text:p text:style-name="Table_20_Contents"/>
          </table:table-cell>
        </table:table-row>
        <table:table-row>
          <table:table-cell table:style-name="Tabelle5.A2" office:value-type="string">
            <text:p text:style-name="Table_20_Contents">2</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F2" office:value-type="string">
            <text:p text:style-name="Table_20_Contents"/>
          </table:table-cell>
        </table:table-row>
        <table:table-row>
          <table:table-cell table:style-name="Tabelle5.A2" office:value-type="string">
            <text:p text:style-name="Table_20_Contents">3</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F2" office:value-type="string">
            <text:p text:style-name="Table_20_Contents"/>
          </table:table-cell>
        </table:table-row>
        <table:table-row>
          <table:table-cell table:style-name="Tabelle5.A5" office:value-type="float" office:value="4">
            <text:p text:style-name="Table_20_Contents">4</text:p>
          </table:table-cell>
          <table:table-cell table:style-name="Tabelle5.B5" office:value-type="date">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F2" office:value-type="string">
            <text:p text:style-name="Table_20_Contents"/>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Inhaltsverzeichnis</text:p>
          </text:index-title>
          <text:p text:style-name="P5">1 Einleitung<text:tab/>4</text:p>
          <text:p text:style-name="P5">2 Ausgangssituation und Zielsetzung<text:tab/>5</text:p>
          <text:p text:style-name="P5">3 Gesamtsystemarchitektur<text:tab/>6</text:p>
          <text:p text:style-name="P6">3.1 Datenflüsse<text:tab/>6</text:p>
          <text:p text:style-name="P6">3.2 Systemumgebung<text:tab/>6</text:p>
          <text:p text:style-name="P6">3.3 Technische Risiken<text:tab/>6</text:p>
          <text:p text:style-name="P5">4 Schnittstellenübersicht<text:tab/>7</text:p>
          <text:p text:style-name="P6">4.1 Client-Funktionalitäten<text:tab/>7</text:p>
          <text:p text:style-name="P7">4.1.1 Funktionalität 1<text:tab/>7</text:p>
          <text:p text:style-name="P7">4.1.2 Funktionalität 2<text:tab/>7</text:p>
          <text:p text:style-name="P5">5 Datenmodell<text:tab/>8</text:p>
          <text:p text:style-name="P5">6 Software-Architektur<text:tab/>9</text:p>
          <text:p text:style-name="P5">7 Lieferumfang<text:tab/>10</text:p>
          <text:p text:style-name="P6">7.1 Element 1<text:tab/>10</text:p>
          <text:p text:style-name="P6">7.2 Element 2<text:tab/>10</text:p>
          <text:p text:style-name="P5">8 Abkürzungsverzeichnis<text:tab/>10</text:p>
          <text:p text:style-name="P5">9 Literaturverzeichnis<text:tab/>10</text:p>
          <text:p text:style-name="P5">10 Abbildungsverzeichnis<text:tab/>10</text:p>
        </text:index-body>
      </text:table-of-content>
      <text:p text:style-name="Standard"/>
      <text:h text:style-name="P8" text:outline-level="1">Einleitung</text:h>
      <text:p text:style-name="Standard">Dieses Dokument spezifiziert das Gesamtsystem, dass im Rahmen des ...I umgesetzt werden soll. Es liefert hierzu eine Gesamtübersicht und beschreibt die einzelnen Komponenten, wobei teilweise auf weitere spezialisierte Dokumente verwiesen wird.</text:p>
      <text:p text:style-name="Standard">Die Beschreibung basiert auf den Anforderungen aus den Dokumenten „....“ und den im Laufe der Pilotphase in Form von Dokumenten und Korrespondenz gelieferten Klärungen und Verfeinerungen.</text:p>
      <text:h text:style-name="P8" text:outline-level="1">Ausgangssituation und Zielsetzung</text:h>
      <text:h text:style-name="P8" text:outline-level="1">Gesamtsystemarchitektur</text:h>
      <text:h text:style-name="Heading_20_2" text:outline-level="2">Datenflüsse</text:h>
      <text:h text:style-name="Heading_20_2" text:outline-level="2">Systemumgebung</text:h>
      <text:h text:style-name="Heading_20_2" text:outline-level="2">Technische Risiken</text:h>
      <text:h text:style-name="P8" text:outline-level="1">Schnittstellenübersicht</text:h>
      <text:h text:style-name="Heading_20_2" text:outline-level="2">Client-Funktionalitäten</text:h>
      <text:h text:style-name="Heading_20_3" text:outline-level="3">Funktionalität 1</text:h>
      <text:h text:style-name="Heading_20_3" text:outline-level="3">Funktionalität 2</text:h>
      <text:h text:style-name="P8" text:outline-level="1">Datenmodell</text:h>
      <text:h text:style-name="P8" text:outline-level="1">Software-Architektur</text:h>
      <text:h text:style-name="P8" text:outline-level="1">Lieferumfang</text:h>
      <text:p text:style-name="Standard">Geliefert werden folgende Elemente, aufgegliedert nach Teilsystem:</text:p>
      <text:h text:style-name="Heading_20_2" text:outline-level="2">Element 1</text:h>
      <text:h text:style-name="Heading_20_2" text:outline-level="2">Element 2</text:h>
      <text:h text:style-name="Heading_20_1" text:outline-level="1">Abkürzungsverzeichnis</text:h>
      <table:table table:name="Tabelle1" table:style-name="Tabelle1">
        <table:table-column table:style-name="Tabelle1.A"/>
        <table:table-column table:style-name="Tabelle1.B"/>
        <table:table-header-rows>
          <table:table-row>
            <table:table-cell table:style-name="Tabelle1.A1" office:value-type="string">
              <text:p text:style-name="Table_20_Heading">Abkürzung</text:p>
            </table:table-cell>
            <table:table-cell table:style-name="Tabelle1.B1" office:value-type="string">
              <text:p text:style-name="Table_20_Heading">Erklärung</text:p>
            </table:table-cell>
          </table:table-row>
        </table:table-header-rows>
        <table:table-row>
          <table:table-cell table:style-name="Tabelle1.A2" office:value-type="string">
            <text:p text:style-name="Table_20_Contents"/>
          </table:table-cell>
          <table:table-cell table:style-name="Tabelle1.B2" office:value-type="string">
            <text:p text:style-name="Table_20_Contents"/>
          </table:table-cell>
        </table:table-row>
      </table:table>
      <text:p text:style-name="Text_20_body"/>
      <text:h text:style-name="Heading_20_1" text:outline-level="1">Literaturverzeichnis</text:h>
      <table:table table:name="Tabelle2" table:style-name="Tabelle2">
        <table:table-column table:style-name="Tabelle2.A"/>
        <table:table-column table:style-name="Tabelle2.B"/>
        <table:table-header-rows>
          <table:table-row>
            <table:table-cell table:style-name="Tabelle2.A1" office:value-type="string">
              <text:p text:style-name="Table_20_Heading">Kürzel</text:p>
            </table:table-cell>
            <table:table-cell table:style-name="Tabelle2.B1" office:value-type="string">
              <text:p text:style-name="Table_20_Heading">Dokument</text:p>
            </table:table-cell>
          </table:table-row>
        </table:table-header-rows>
        <table:table-row>
          <table:table-cell table:style-name="Tabelle2.A2" office:value-type="string">
            <text:p text:style-name="Table_20_Contents"/>
          </table:table-cell>
          <table:table-cell table:style-name="Tabelle2.B2" office:value-type="string">
            <text:p text:style-name="Table_20_Contents"/>
          </table:table-cell>
        </table:table-row>
        <table:table-row>
          <table:table-cell table:style-name="Tabelle2.A2" office:value-type="string">
            <text:p text:style-name="Table_20_Contents"/>
          </table:table-cell>
          <table:table-cell table:style-name="Tabelle2.B2" office:value-type="string">
            <text:p text:style-name="Table_20_Contents"/>
          </table:table-cell>
        </table:table-row>
        <table:table-row>
          <table:table-cell table:style-name="Tabelle2.A2" office:value-type="string">
            <text:p text:style-name="Table_20_Contents"/>
          </table:table-cell>
          <table:table-cell table:style-name="Tabelle2.B2" office:value-type="string">
            <text:p text:style-name="Table_20_Contents"/>
          </table:table-cell>
        </table:table-row>
      </table:table>
      <text:h text:style-name="Heading_20_1" text:outline-level="1">Abbildungsverzeichnis</text:h>
      <text:illustration-index text:style-name="Sect1" text:name="Abbildungsverzeichnis1">
        <text:illustration-index-source text:caption-sequence-name="Illustration" text:caption-sequence-format="text">
          <text:index-title-template text:style-name="Illustration_5f_5f_5f_5f_5f_5f_5f_5f_5f_5f_5f_5f_5f_5f_5f_20_5f_5f_5f_5f_5f_5f_5f_5f_5f_5f_5f_5f_5f_5f_5f_Index_5f_5f_5f_5f_5f_5f_5f_5f_5f_5f_5f_5f_5f_5f_5f_20_5f_5f_5f_5f_5f_5f_5f_5f_5f_5f_5f_5f_5f_5f_5f_Heading"/>
          <text:illustration-index-entry-template text:style-name="Illustration_5f_5f_5f_5f_5f_5f_5f_5f_5f_5f_5f_5f_5f_5f_5f_20_5f_5f_5f_5f_5f_5f_5f_5f_5f_5f_5f_5f_5f_5f_5f_Index_5f_5f_5f_5f_5f_5f_5f_5f_5f_5f_5f_5f_5f_5f_5f_20_5f_5f_5f_5f_5f_5f_5f_5f_5f_5f_5f_5f_5f_5f_5f_1">
            <text:index-entry-text/>
            <text:index-entry-tab-stop style:type="right" style:leader-char="."/>
            <text:index-entry-page-number/>
          </text:illustration-index-entry-template>
        </text:illustration-index-source>
        <text:index-body>
          <text:p text:style-name="Text_20_body"/>
        </text:index-body>
      </text:illustration-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Bitstream Vera Sans" svg:font-family="'Bitstream Vera Sans'" style:font-pitch="variable"/>
    <style:font-face style:name="Bitstream Vera Serif1" svg:font-family="'Bitstream Vera Serif'" style:font-adornments="Fett" style:font-pitch="variable"/>
    <style:font-face style:name="Bitstream Vera Serif2" svg:font-family="'Bitstream Vera Serif'" style:font-adornments="Fett Kursiv" style:font-pitch="variable"/>
    <style:font-face style:name="Bitstream Vera Serif" svg:font-family="'Bitstream Vera Serif'" style:font-adornments="Standard" style:font-pitch="variable"/>
    <style:font-face style:name="Lucidasans" svg:font-family="Lucidasans" style:font-pitch="variable"/>
    <style:font-face style:name="Mincho" svg:font-family="Mincho"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elvetica"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Bitstream Vera Serif" fo:font-size="11pt" style:font-weight-complex="normal"/>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Heading" style:next-style-name="Standard" style:class="text" style:default-outline-level="1">
      <style:paragraph-properties fo:background-color="transparent">
        <style:tab-stops/>
        <style:background-image/>
      </style:paragraph-properties>
      <style:text-properties style:font-name="Bitstream Vera Serif1" fo:font-size="16pt"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style:font-name="Bitstream Vera Serif1" fo:font-size="14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style:font-name="Bitstream Vera Serif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style:font-name="Bitstream Vera Serif1" fo:font-size="85%" fo:font-weight="bold" style:font-size-asian="85%" style:font-weight-asian="bold" style:font-size-complex="85%" style:font-weight-complex="bold"/>
    </style:style>
    <style:style style:name="List" style:family="paragraph" style:parent-style-name="Text_20_body" style:class="list">
      <style:text-properties style:font-name="Helvetica"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Helvetica"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Helvetica"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Bitstream Vera Serif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Bitstream Vera Serif" fo:font-size="14pt" fo:font-style="normal" style:font-size-asian="14pt" style:font-style-asian="italic" style:font-size-complex="14pt" style:font-style-complex="italic" style:font-weight-complex="normal"/>
    </style:style>
    <style:style style:name="Dokumentinfos" style:family="paragraph" style:parent-style-name="Standard" style:class="chapter">
      <style:paragraph-properties fo:margin-top="0.212cm" fo:margin-bottom="0.212cm" fo:text-align="start" style:justify-single-word="false"/>
      <style:text-properties fo:font-size="11pt" fo:language="en" fo:country="GB" style:font-size-asian="10pt" style:language-asian="none" style:country-asian="none" style:font-name-complex="Arial" style:font-size-complex="10pt"/>
    </style:style>
    <style:style style:name="Inhalt" style:family="paragraph" style:parent-style-name="Standard" style:next-style-name="Standard">
      <style:paragraph-properties fo:margin-top="0.423cm" fo:margin-bottom="0.423cm"/>
      <style:text-properties fo:font-size="16pt" fo:font-weight="bold" style:font-size-asian="16pt" style:font-weight-asian="bold" style:font-name-complex="Arial" style:font-size-complex="16pt"/>
    </style:style>
    <style:style style:name="Aenderungsverzeichnis" style:family="paragraph" style:parent-style-name="Standard" style:class="chapter">
      <style:text-properties style:font-name="Bitstream Vera Serif1" fo:font-size="16pt" fo:font-weight="bold"/>
    </style:style>
    <style:style style:name="Page_20_Number" style:display-name="Page Number" style:family="text" style:parent-style-name="WW-Absatz-Standardschriftart"/>
    <style:style style:name="WW-Absatz-Standardschriftart"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draw:frame draw:style-name="fr1" draw:name="Grafik2" text:anchor-type="paragraph" svg:x="11.254cm" svg:y="0.019cm" svg:width="5.68cm" svg:height="2.097cm" draw:z-index="9"><draw:image xlink:href="Pictures/10000200000001550000007E5B55DA86.png" xlink:type="simple" xlink:show="embed" xlink:actuate="onLoad"/></draw:frame><text:subject>Spezifikation Gesamtsystem</text:subject></text:p>
        <text:p text:style-name="Header"><text:title>Projektname</text:title></text:p>
        <text:p text:style-name="Header"/>
        <text:p text:style-name="Header"/>
        <text:p text:style-name="Header"/>
      </style:header>
      <style:footer>
        <text:p text:style-name="Footer">©2005 tarent GmbH <text:tab/><text:span text:style-name="Page_20_Number"><text:page-number text:select-page="current">10</text:page-number></text:span><text:span text:style-name="Page_20_Number">-</text:span><text:span text:style-name="Page_20_Number"><text:page-count style:num-format="1">10</text:page-count></text:span><text:span text:style-name="Page_20_Number"> <text:tab/></text:span>www.tarent.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Projektname</dc:title>
    <dc:subject>Spezifikation Gesamtsystem</dc:subject>
    <meta:initial-creator>Elmar Geese</meta:initial-creator>
    <meta:creation-date>2005-11-08T13:18:38</meta:creation-date>
    <dc:creator>Elmar Geese</dc:creator>
    <dc:date>2005-11-08T13:19:21</dc:date>
    <dc:language>de-DE</dc:language>
    <meta:editing-cycles>2</meta:editing-cycles>
    <meta:editing-duration>PT44S</meta:editing-duration>
    <meta:template xlink:type="simple" xlink:actuate="onRequest" xlink:role="template" xlink:href="../../templates/V-Modell-XT-Spezifikation-Gesamtsystem.ott" xlink:title="V-Modell-XT-Spezifikation-Gesamtsystem" meta:date="2005-11-08T13:18:37"/>
    <meta:user-defined meta:name="Info 1"/>
    <meta:user-defined meta:name="Info 2"/>
    <meta:user-defined meta:name="Info 3"/>
    <meta:user-defined meta:name="Info 4"/>
    <meta:document-statistic meta:table-count="4" meta:image-count="1" meta:object-count="0" meta:page-count="10" meta:paragraph-count="77" meta:word-count="193" meta:character-count="1544"/>
  </office:meta>
</office:document-meta>
</file>